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25cm" svg:stroke-color="#000000" draw:marker-start-width="0.266cm" draw:marker-end-width="0.266cm" draw:fill-color="#999999" draw:textarea-horizontal-align="left" draw:textarea-vertical-align="top" draw:auto-grow-height="false" fo:min-height="9.656cm" fo:min-width="4.834cm" fo:padding-top="0.138cm" fo:padding-bottom="0.138cm" fo:padding-left="0.263cm" fo:padding-right="0.263cm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0.522cm" fo:min-width="4.072cm"/>
    </style:style>
    <style:style style:name="gr3" style:family="graphic" style:parent-style-name="standard">
      <style:graphic-properties svg:stroke-color="#000000" draw:fill-color="#cccccc" draw:textarea-horizontal-align="center" draw:textarea-vertical-align="middle" draw:auto-grow-height="false" fo:min-height="0.522cm" fo:min-width="4.072cm"/>
    </style:style>
    <style:style style:name="gr4" style:family="graphic" style:parent-style-name="standard">
      <style:graphic-properties svg:stroke-color="#000000" draw:fill-color="#ffffff" draw:textarea-horizontal-align="center" draw:textarea-vertical-align="middle" draw:auto-grow-height="false" fo:min-height="0.522cm" fo:min-width="4.072cm"/>
    </style:style>
    <style:style style:name="gr5" style:family="graphic" style:parent-style-name="standard">
      <style:graphic-properties svg:stroke-width="0.102cm" svg:stroke-color="#000000" draw:marker-start-width="0.509cm" draw:marker-end="Arrow" draw:marker-end-width="0.203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3.818cm"/>
    </style:style>
    <style:style style:name="P1" style:family="paragraph">
      <style:paragraph-properties fo:text-align="center"/>
      <style:text-properties style:font-name="CMU Serif" fo:font-size="12pt" style:font-size-asian="12pt" style:font-size-complex="12pt"/>
    </style:style>
    <style:style style:name="P2" style:family="paragraph">
      <loext:graphic-properties draw:fill-color="#999999"/>
      <style:paragraph-properties fo:text-align="center"/>
      <style:text-properties style:font-name="CMU Serif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loext:graphic-properties draw:fill-color="#cccccc"/>
      <style:paragraph-properties fo:text-align="center"/>
      <style:text-properties style:font-name="CMU Serif"/>
    </style:style>
    <style:style style:name="P6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9.906cm" svg:x="11.938cm" svg:y="0.254cm">
          <text:p text:style-name="P1"><text:span text:style-name="T1">CCR write trans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34cm" svg:height="9.906cm" svg:x="0.254cm" svg:y="0.254cm">
          <text:p text:style-name="P1"><text:span text:style-name="T1">CSR read trans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34cm" svg:height="9.906cm" svg:x="6.096cm" svg:y="0.254cm">
          <text:p text:style-name="P1"><text:span text:style-name="T1">PC trans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572cm" svg:height="0.772cm" svg:x="6.477cm" svg:y="1.778cm">
          <text:p text:style-name="P3"><text:span text:style-name="T1">INI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xml:id="id2" draw:id="id2" draw:layer="layout" svg:width="4.572cm" svg:height="0.772cm" svg:x="6.477cm" svg:y="3.302cm">
          <text:p text:style-name="P3"><text:span text:style-name="T1">SCP_R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xml:id="id4" draw:id="id4" draw:layer="layout" svg:width="4.572cm" svg:height="0.772cm" svg:x="6.477cm" svg:y="4.826cm">
          <text:p text:style-name="P3"><text:span text:style-name="T1">EXEC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xml:id="id3" draw:id="id3" draw:layer="layout" svg:width="4.572cm" svg:height="0.772cm" svg:x="6.477cm" svg:y="7.112cm">
          <text:p text:style-name="P3"><text:span text:style-name="T1">SCP_WRI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xml:id="id7" draw:id="id7" draw:layer="layout" svg:width="4.572cm" svg:height="0.772cm" svg:x="6.477cm" svg:y="8.626cm">
          <text:p text:style-name="P3"><text:span text:style-name="T1"/></text:p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3" draw:layer="layout" svg:x1="8.763cm" svg:y1="2.55cm" svg:x2="8.763cm" svg:y2="3.302cm" draw:start-shape="id1" draw:start-glue-point="2" draw:end-shape="id2" draw:end-glue-point="0" svg:d="M8763 2550v752" svg:viewBox="0 0 1 753">
          <text:p/>
        </draw:connector>
        <draw:connector draw:style-name="gr5" draw:text-style-name="P3" draw:layer="layout" svg:x1="8.763cm" svg:y1="4.074cm" svg:x2="8.763cm" svg:y2="4.826cm" svg:d="M8763 4074v752" svg:viewBox="0 0 1 753">
          <text:p/>
        </draw:connector>
        <draw:connector draw:style-name="gr5" draw:text-style-name="P3" draw:layer="layout" svg:x1="8.763cm" svg:y1="5.598cm" svg:x2="8.763cm" svg:y2="7.112cm" draw:end-shape="id3" draw:end-glue-point="0" svg:d="M8763 5598v1514" svg:viewBox="0 0 1 1515">
          <text:p/>
        </draw:connector>
        <draw:connector draw:style-name="gr5" draw:text-style-name="P3" draw:layer="layout" svg:x1="8.763cm" svg:y1="7.884cm" svg:x2="8.763cm" svg:y2="8.636cm" svg:d="M8763 7884v752" svg:viewBox="0 0 1 753">
          <text:p/>
        </draw:connector>
        <draw:custom-shape draw:style-name="gr2" draw:text-style-name="P4" xml:id="id6" draw:id="id6" draw:layer="layout" svg:width="4.572cm" svg:height="0.772cm" svg:x="12.319cm" svg:y="7.112cm">
          <text:p text:style-name="P3"><text:span text:style-name="T1">CCR_WRI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xml:id="id5" draw:id="id5" draw:layer="layout" svg:width="4.572cm" svg:height="0.772cm" svg:x="0.635cm" svg:y="5.969cm">
          <text:p text:style-name="P3"><text:span text:style-name="T1">CSR_READ</text:span></text:p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3" draw:layer="layout" svg:x1="6.477cm" svg:y1="5.212cm" svg:x2="2.921cm" svg:y2="5.969cm" draw:start-shape="id4" draw:start-glue-point="3" draw:end-shape="id5" draw:end-glue-point="0" svg:d="M6477 5212h-3556v757" svg:viewBox="0 0 3557 758">
          <text:p/>
        </draw:connector>
        <draw:connector draw:style-name="gr5" draw:text-style-name="P3" draw:layer="layout" svg:x1="2.921cm" svg:y1="6.741cm" svg:x2="6.477cm" svg:y2="7.498cm" draw:start-shape="id5" draw:start-glue-point="2" draw:end-shape="id3" draw:end-glue-point="3" svg:d="M2921 6741v757h3556" svg:viewBox="0 0 3557 758">
          <text:p/>
        </draw:connector>
        <draw:connector draw:style-name="gr5" draw:text-style-name="P3" draw:layer="layout" svg:x1="11.049cm" svg:y1="5.212cm" svg:x2="14.605cm" svg:y2="7.112cm" draw:start-shape="id4" draw:start-glue-point="1" draw:end-shape="id6" draw:end-glue-point="0" svg:d="M11049 5212h3556v1900" svg:viewBox="0 0 3557 1901">
          <text:p/>
        </draw:connector>
        <draw:connector draw:style-name="gr5" draw:text-style-name="P3" draw:layer="layout" svg:x1="14.605cm" svg:y1="7.884cm" svg:x2="11.049cm" svg:y2="9.012cm" draw:start-shape="id6" draw:start-glue-point="2" draw:end-shape="id7" draw:end-glue-point="1" svg:d="M14605 7884v1128h-3556" svg:viewBox="0 0 3557 1129">
          <text:p/>
        </draw:connector>
        <draw:connector draw:style-name="gr5" draw:text-style-name="P3" draw:layer="layout" svg:x1="11.049cm" svg:y1="7.498cm" svg:x2="12.319cm" svg:y2="7.498cm" draw:start-shape="id3" draw:end-shape="id6" draw:end-glue-point="3" svg:d="M11049 7498h1270" svg:viewBox="0 0 1271 1">
          <text:p/>
        </draw:connector>
        <draw:custom-shape draw:style-name="gr6" draw:text-style-name="P6" draw:layer="layout" svg:width="4.318cm" svg:height="0.508cm" svg:x="6.604cm" svg:y="8.763cm">
          <text:p text:style-name="P3"><text:span text:style-name="T1">COMPLET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763cm" svg:y1="1.016cm" svg:x2="8.763cm" svg:y2="1.768cm" svg:d="M8763 1016v752" svg:viewBox="0 0 1 7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526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08:49:57.375965349</meta:creation-date>
    <dc:date>2017-07-11T20:56:04.023866514</dc:date>
    <meta:editing-duration>PT10H23M48S</meta:editing-duration>
    <meta:editing-cycles>5</meta:editing-cycles>
    <meta:generator>LibreOffice/5.0.6.2$Linux_X86_64 LibreOffice_project/00$Build-2</meta:generator>
    <meta:document-statistic meta:object-count="21"/>
  </office:meta>
</office:document-meta>
</file>